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language-complex="hi" style:country-complex="IN"/>
    </style:style>
    <style:style style:name="T9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92" style:parent-style-name="DefaultParagraphFont" style:family="text">
      <style:text-properties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language-complex="hi" style:country-complex="IN"/>
    </style:style>
    <style:style style:name="T10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04" style:parent-style-name="DefaultParagraphFont" style:family="text">
      <style:text-properties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language-complex="hi" style:country-complex="IN"/>
    </style:style>
    <style:style style:name="T11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16" style:parent-style-name="DefaultParagraphFont" style:family="text">
      <style:text-properties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language-complex="hi" style:country-complex="IN"/>
    </style:style>
    <style:style style:name="T12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28" style:parent-style-name="DefaultParagraphFont" style:family="text">
      <style:text-properties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style:language-complex="hi" style:country-complex="IN"/>
    </style:style>
    <style:style style:name="T139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40" style:parent-style-name="DefaultParagraphFont" style:family="text">
      <style:text-properties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language-complex="hi" style:country-complex="IN"/>
    </style:style>
    <style:style style:name="T15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52" style:parent-style-name="DefaultParagraphFont" style:family="text">
      <style:text-properties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language-complex="hi" style:country-complex="IN"/>
    </style:style>
    <style:style style:name="T16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64" style:parent-style-name="DefaultParagraphFont" style:family="text">
      <style:text-properties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language-complex="hi" style:country-complex="IN"/>
    </style:style>
    <style:style style:name="T17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76" style:parent-style-name="DefaultParagraphFont" style:family="text">
      <style:text-properties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language-complex="hi" style:country-complex="IN"/>
    </style:style>
    <style:style style:name="T18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88" style:parent-style-name="DefaultParagraphFont" style:family="text">
      <style:text-properties style:language-complex="hi" style:country-complex="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202" style:parent-style-name="DefaultParagraphFont" style:family="text">
      <style:text-properties style:font-name="Garamond" fo:font-size="10pt" style:font-size-asian="10pt" style:font-size-complex="10pt"/>
    </style:style>
    <style:style style:name="T20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4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5" style:parent-style-name="DefaultParagraphFont" style:family="text">
      <style:text-properties style:font-name="Garamond" fo:font-size="8pt" style:font-size-asian="8pt" style:font-size-complex="8pt"/>
    </style:style>
    <style:style style:name="T20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style:font-name="Garamond" fo:font-size="10pt" style:font-size-asian="10pt" style:font-size-complex="10pt"/>
    </style:style>
    <style:style style:name="T208" style:parent-style-name="DefaultParagraphFont" style:family="text">
      <style:text-properties style:font-name="Garamond" fo:font-size="10pt" style:font-size-asian="10pt" style:font-size-complex="10pt"/>
    </style:style>
    <style:style style:name="P209" style:parent-style-name="Standard" style:family="paragraph">
      <style:text-properties style:font-name="Garamond" fo:font-size="10pt" style:font-size-asian="10pt" style:font-size-complex="10pt"/>
    </style:style>
    <style:style style:name="TableColumn211" style:family="table-column">
      <style:table-column-properties style:column-width="3.5041in" style:use-optimal-column-width="false"/>
    </style:style>
    <style:style style:name="TableColumn212" style:family="table-column">
      <style:table-column-properties style:column-width="0.6194in" style:use-optimal-column-width="false"/>
    </style:style>
    <style:style style:name="TableColumn213" style:family="table-column">
      <style:table-column-properties style:column-width="0.5666in" style:use-optimal-column-width="false"/>
    </style:style>
    <style:style style:name="TableColumn214" style:family="table-column">
      <style:table-column-properties style:column-width="0.4958in" style:use-optimal-column-width="false"/>
    </style:style>
    <style:style style:name="TableColumn215" style:family="table-column">
      <style:table-column-properties style:column-width="0.5659in" style:use-optimal-column-width="false"/>
    </style:style>
    <style:style style:name="TableColumn216" style:family="table-column">
      <style:table-column-properties style:column-width="0.5576in" style:use-optimal-column-width="false"/>
    </style:style>
    <style:style style:name="Table210" style:family="table">
      <style:table-properties style:width="6.3097in" fo:margin-left="0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P224" style:parent-style-name="Normal" style:family="paragraph">
      <style:text-properties fo:hyphenate="tru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Standard" style:family="paragraph">
      <style:paragraph-properties fo:text-align="justify"/>
    </style:style>
    <style:style style:name="T246" style:parent-style-name="DefaultParagraphFont" style:family="text">
      <style:text-properties style:font-name="Liberation Sans" style:font-name-asian="Liberation Sans" style:font-name-complex="Liberation Sans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Standard" style:family="paragraph">
      <style:paragraph-properties fo:text-align="justify"/>
    </style:style>
    <style:style style:name="T256" style:parent-style-name="DefaultParagraphFont" style:family="text">
      <style:text-properties style:font-name="Liberation Sans" style:font-name-asian="Liberation Sans" style:font-name-complex="Liberation Sans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Standard" style:family="paragraph">
      <style:paragraph-properties fo:text-align="justify"/>
    </style:style>
    <style:style style:name="T272" style:parent-style-name="DefaultParagraphFont" style:family="text">
      <style:text-properties style:font-name="Liberation Sans" style:font-name-asian="Liberation Sans" style:font-name-complex="Liberation Sans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Standard" style:family="paragraph">
      <style:paragraph-properties fo:text-align="justify"/>
    </style:style>
    <style:style style:name="T286" style:parent-style-name="DefaultParagraphFont" style:family="text">
      <style:text-properties style:font-name="Liberation Sans" style:font-name-asian="Liberation Sans" style:font-name-complex="Liberation Sans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Standard" style:family="paragraph">
      <style:paragraph-properties fo:text-align="justify"/>
    </style:style>
    <style:style style:name="T302" style:parent-style-name="DefaultParagraphFont" style:family="text">
      <style:text-properties style:font-name="Liberation Sans" style:font-name-asian="Liberation Sans" style:font-name-complex="Liberation Sans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Standard" style:family="paragraph">
      <style:paragraph-properties fo:text-align="justify"/>
    </style:style>
    <style:style style:name="T314" style:parent-style-name="DefaultParagraphFont" style:family="text">
      <style:text-properties style:font-name="Liberation Sans" style:font-name-asian="Liberation Sans" style:font-name-complex="Liberation Sans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Standard" style:family="paragraph">
      <style:paragraph-properties fo:text-align="justify"/>
    </style:style>
    <style:style style:name="T330" style:parent-style-name="DefaultParagraphFont" style:family="text">
      <style:text-properties style:font-name="Liberation Sans" style:font-name-asian="Liberation Sans" style:font-name-complex="Liberation Sans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Standard" style:family="paragraph">
      <style:paragraph-properties fo:text-align="justify"/>
    </style:style>
    <style:style style:name="T342" style:parent-style-name="DefaultParagraphFont" style:family="text">
      <style:text-properties style:font-name="Liberation Sans" style:font-name-asian="Liberation Sans" style:font-name-complex="Liberation Sans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Standard" style:family="paragraph">
      <style:paragraph-properties fo:text-align="justify"/>
    </style:style>
    <style:style style:name="T356" style:parent-style-name="DefaultParagraphFont" style:family="text">
      <style:text-properties style:font-name="Liberation Sans" style:font-name-asian="Liberation Sans" style:font-name-complex="Liberation Sans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Standard" style:family="paragraph">
      <style:paragraph-properties fo:text-align="justify"/>
    </style:style>
    <style:style style:name="T372" style:parent-style-name="DefaultParagraphFont" style:family="text">
      <style:text-properties style:font-name="Liberation Sans" style:font-name-asian="Liberation Sans" style:font-name-complex="Liberation Sans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5" style:parent-style-name="Standard" style:family="paragraph">
      <style:text-properties style:font-name="Garamond" fo:font-size="10pt" style:font-size-asian="10pt" style:font-size-complex="10pt"/>
    </style:style>
    <style:style style:name="T376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77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7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2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3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4" style:parent-style-name="Standard" style:family="paragraph">
      <style:text-properties style:font-name="Garamond" fo:font-size="10pt" style:font-size-asian="10pt" style:font-size-complex="10pt"/>
    </style:style>
    <style:style style:name="T38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8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Justin Balderas</text:p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4th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<text:s/></text:span><text:span text:style-name="T62">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(</text:span><text:span text:style-name="T91">√</text:span><text:span text:style-name="T92">)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<text:span text:style-name="T102">(</text:span><text:span text:style-name="T103">√</text:span><text:span text:style-name="T104">)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View Account Information</text:p>
          </table:table-cell>
          <table:table-cell table:style-name="TableCell112">
            <text:p text:style-name="P113"><text:span text:style-name="T114">(</text:span><text:span text:style-name="T115">√</text:span><text:span text:style-name="T116">)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ign in and sign out</text:p>
          </table:table-cell>
          <table:table-cell table:style-name="TableCell124">
            <text:p text:style-name="P125"><text:span text:style-name="T126">(</text:span><text:span text:style-name="T127">√</text:span><text:span text:style-name="T128">)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ffer Tutorial (as Tutor)</text:p>
          </table:table-cell>
          <table:table-cell table:style-name="TableCell136">
            <text:p text:style-name="P137"><text:span text:style-name="T138">(</text:span><text:span text:style-name="T139">√</text:span><text:span text:style-name="T140">)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earch for Tutorial (as Tutee)</text:p>
          </table:table-cell>
          <table:table-cell table:style-name="TableCell148">
            <text:p text:style-name="P149"><text:span text:style-name="T150">(</text:span><text:span text:style-name="T151">√</text:span><text:span text:style-name="T152">)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>Routing problem on “search all”</text:p>
          </table:table-cell>
        </table:table-row>
        <table:table-row table:style-name="TableRow157">
          <table:table-cell table:style-name="TableCell158">
            <text:p text:style-name="P159">Request Tutor (as Tutee)</text:p>
          </table:table-cell>
          <table:table-cell table:style-name="TableCell160">
            <text:p text:style-name="P161"><text:span text:style-name="T162">(</text:span><text:span text:style-name="T163">√</text:span><text:span text:style-name="T164">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ccept/Reject Tutee (as Tutor)</text:p>
          </table:table-cell>
          <table:table-cell table:style-name="TableCell172">
            <text:p text:style-name="P173"><text:span text:style-name="T174">(</text:span><text:span text:style-name="T175">√</text:span><text:span text:style-name="T176">)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Write Review (as Tutee)</text:p>
          </table:table-cell>
          <table:table-cell table:style-name="TableCell184">
            <text:p text:style-name="P185"><text:span text:style-name="T186">(</text:span><text:span text:style-name="T187">√</text:span><text:span text:style-name="T188">)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Total</text:p>
          </table:table-cell>
          <table:table-cell table:style-name="TableCell196">
            <text:p text:style-name="P197">9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Standard"><text:span text:style-name="T202">Tester's Comments:</text:span></text:p>
      <text:soft-page-break/>
      <text:p text:style-name="Standard"><text:span text:style-name="T203">Usability Goals</text:span><text:span text:style-name="T204"><text:note text:note-class="footnote" text:id="_ftn0"><text:note-citation>1</text:note-citation><text:note-body><text:p text:style-name="Footnote"><text:span text:style-name="T205">http://chaione.com/ux-research-standardizing-usability-questionnaires/</text:span></text:p></text:note-body></text:note></text:span><text:span text:style-name="T206">:</text:span></text:p>
      <text:p text:style-name="Standard"><text:span text:style-name="T207">This is the System Usability Scale (SUS) used to measure users' perceived usability of a product or system. <text:s/>It is highly<text:s/></text:span><text:span text:style-name="T208">reliable (0.91). <text:s/>Mark the most appropriate box that shows how much you agree with the statement.</text:span></text:p>
      <text:p text:style-name="P209"/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 table:number-rows-spanned="2">
            <text:p text:style-name="P219">System Usability Scale Standard Version</text:p>
          </table:table-cell>
          <table:table-cell table:style-name="TableCell220" table:number-columns-spanned="5">
            <text:p text:style-name="P221">Strongly <text:s text:c="42"/>Strongly <text:s text:c="57"/><text:s text:c="55"/></text:p>
            <text:p text:style-name="P222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3">
          <table:covered-table-cell>
            <text:p text:style-name="P224"/>
          </table:covered-table-cell>
          <table:table-cell table:style-name="TableCell225">
            <text:p text:style-name="P226">1</text:p>
          </table:table-cell>
          <table:table-cell table:style-name="TableCell227">
            <text:p text:style-name="P228">2</text:p>
          </table:table-cell>
          <table:table-cell table:style-name="TableCell229">
            <text:p text:style-name="P230">3</text:p>
          </table:table-cell>
          <table:table-cell table:style-name="TableCell231">
            <text:p text:style-name="P232">4</text:p>
          </table:table-cell>
          <table:table-cell table:style-name="TableCell233">
            <text:p text:style-name="P234">5</text:p>
          </table:table-cell>
        </table:table-row>
        <table:table-row table:style-name="TableRow235">
          <table:table-cell table:style-name="TableCell236">
            <text:p text:style-name="P237">1. <text:s/>I think that I would like to use this system.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>(<text:span text:style-name="T246">√</text:span>)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2. I found the system unnecessarily complex.</text:p>
          </table:table-cell>
          <table:table-cell table:style-name="TableCell252">
            <text:p text:style-name="P253"/>
          </table:table-cell>
          <table:table-cell table:style-name="TableCell254">
            <text:p text:style-name="P255">(<text:span text:style-name="T256">√</text:span>)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3. <text:s/>I thought the system was easy to use.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>(<text:span text:style-name="T272">√</text:span>)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4. <text:s/>I think that I would need the support of a technical person to be able to use this system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>(<text:span text:style-name="T286">√</text:span>)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5. <text:s/>I found the various functions in the<text:s/>system were well integrated.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>(<text:span text:style-name="T302">√</text:span>)</text:p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6. <text:s/>I thought where was too much inconsistency in this system.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>(<text:span text:style-name="T314">√</text:span>)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7. <text:s/>I would image that most people would learn to use this system very quickly.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>(<text:span text:style-name="T330">√</text:span>)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8. <text:s text:c="2"/>I found the system very cumbersome to use.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>(<text:span text:style-name="T342">√</text:span>)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9. <text:s text:c="2"/>I felt very confident using the system.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>(<text:span text:style-name="T356">√</text:span>)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>10. <text:s/>I needed to learn a lot of things before I could get going with this system.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>(<text:span text:style-name="T372">√</text:span>)</text:p>
          </table:table-cell>
          <table:table-cell table:style-name="TableCell373">
            <text:p text:style-name="P374"/>
          </table:table-cell>
        </table:table-row>
      </table:table>
      <text:p text:style-name="P375"/>
      <text:p text:style-name="Standard"><text:span text:style-name="T376">Computation of SUS Score:</text:span></text:p>
      <text:p text:style-name="P377">For odd items: subtract one from the user response.</text:p>
      <text:list text:style-name="LFO12" text:continue-numbering="true">
        <text:list-item>
          <text:p text:style-name="P378">For odd items: subtract one from<text:s/>the user response.</text:p>
        </text:list-item>
        <text:list-item>
          <text:p text:style-name="P379">For even items: subtract the user response from 5.</text:p>
        </text:list-item>
        <text:list-item>
          <text:p text:style-name="P380">This scales all values from 0-4 (with 4 being the most positive response).</text:p>
        </text:list-item>
        <text:list-item>
          <text:p text:style-name="P381">Add up the converted responses for each user and multiply that total to 2.5. <text:s/>This converts the range of<text:s/>possible values from 0 to 100 instead of from 0-40.</text:p>
        </text:list-item>
      </text:list>
      <text:p text:style-name="P382"/>
      <text:p text:style-name="P383">SUS Score: 57.5</text:p>
      <text:p text:style-name="P384"/>
      <text:p text:style-name="Standard"><text:span text:style-name="T385">Tester's Comments:</text:span><text:span text:style-name="T386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7:36:00Z</dc:date>
    <meta:print-date>2006-07-28T14:33:00Z</meta:print-date>
    <meta:template xlink:href="Normal" xlink:type="simple"/>
    <meta:editing-cycles>36</meta:editing-cycles>
    <meta:editing-duration>PT8580S</meta:editing-duration>
    <meta:document-statistic meta:page-count="2" meta:paragraph-count="5" meta:word-count="447" meta:character-count="2990" meta:row-count="21" meta:non-whitespace-character-count="2548"/>
  </office:meta>
</office:document-meta>
</file>